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background-color="transparen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lack</text:p>
      <text:p text:style-name="Standard">Blu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DejaVu Sans" style:font-size-asian="10.5pt" style:language-asian="zh" style:country-asian="CN" style:font-name-complex="Times New Roman" style:font-size-complex="12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DejaVu Sans" style:font-size-asian="10.5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729fcf"/>
      <style:paragraph-properties fo:background-color="#729fcf"/>
      <style:text-properties fo:color="#eeeeee" fo:font-size="72pt" fo:font-weight="bold" style:font-relief="embosse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DejaVu Sans" style:font-family-asian="'DejaVu Sans'" style:font-family-generic-asian="system" style:font-pitch-asian="variable" style:font-size-asian="14pt" style:font-name-complex="Times New Roman" style:font-family-complex="'Times New Roman'" style:font-family-generic-complex="roman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Times New Roman" style:font-family-complex="'Times New Roman'" style:font-family-generic-complex="roman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Times New Roman" style:font-family-complex="'Times New Roman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Times New Roman" style:font-family-complex="'Times New Roman'" style:font-family-generic-complex="roman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10.5cm" style:num-format="1" style:print-orientation="landscape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9T21:47:07.922454320</meta:creation-date>
    <dc:date>2019-11-11T07:14:59.084492216</dc:date>
    <meta:editing-duration>PT7M34S</meta:editing-duration>
    <meta:editing-cycles>5</meta:editing-cycles>
    <meta:generator>LibreOffice/6.2.8.2$Linux_X86_64 LibreOffice_project/20$Build-2</meta:generator>
    <meta:document-statistic meta:table-count="0" meta:image-count="0" meta:object-count="0" meta:page-count="1" meta:paragraph-count="2" meta:word-count="2" meta:character-count="9" meta:non-whitespace-character-count="9"/>
  </office:meta>
</office:document-meta>
</file>